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nivers 47 CondensedLight"/>
    </style:style>
    <style:style style:name="P2" style:family="paragraph" style:parent-style-name="Standard">
      <style:paragraph-properties fo:text-align="center" style:justify-single-word="false"/>
      <style:text-properties style:font-name="Univers 47 CondensedLight"/>
    </style:style>
    <style:style style:name="P3" style:family="paragraph" style:parent-style-name="Standard">
      <style:paragraph-properties fo:text-align="start" style:justify-single-word="false"/>
      <style:text-properties style:font-name="Univers 47 CondensedLight"/>
    </style:style>
    <style:style style:name="P4" style:family="paragraph" style:parent-style-name="Standard">
      <style:text-properties fo:font-variant="normal" fo:text-transform="none" fo:color="#262626" style:font-name="Univers 47 CondensedLight" fo:font-size="12pt" fo:letter-spacing="normal" fo:font-style="normal" fo:font-weight="normal"/>
    </style:style>
    <style:style style:name="P5" style:family="paragraph" style:parent-style-name="Text_20_body">
      <style:text-properties style:font-name="Univers 47 CondensedLight"/>
    </style:style>
    <style:style style:name="P6" style:family="paragraph" style:parent-style-name="Text_20_body">
      <style:paragraph-properties fo:text-align="start" style:justify-single-word="false"/>
      <style:text-properties style:font-name="Univers 47 CondensedLigh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variant="normal" fo:text-transform="none" fo:color="#262626" style:font-name="Univers 47 CondensedLight" fo:font-size="12pt" fo:letter-spacing="normal" fo:font-style="normal" fo:font-weight="normal"/>
    </style:style>
    <style:style style:name="P10" style:family="paragraph" style:parent-style-name="Text_20_body" style:list-style-name="L2">
      <style:text-properties style:font-name="Univers 47 CondensedLight"/>
    </style:style>
    <style:style style:name="P11" style:family="paragraph" style:parent-style-name="Text_20_body" style:list-style-name="L3">
      <style:text-properties style:font-name="Univers 47 CondensedLight"/>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paragraph-properties fo:text-align="start" style:justify-single-word="false"/>
    </style:style>
    <style:style style:name="P15" style:family="paragraph" style:parent-style-name="Text_20_body" style:list-style-name="L4">
      <style:paragraph-properties fo:text-align="start" style:justify-single-word="false"/>
      <style:text-properties fo:font-variant="normal" fo:text-transform="none" fo:color="#262626" style:font-name="Univers 47 CondensedLight" fo:font-size="12pt" fo:letter-spacing="normal" fo:font-style="normal" fo:font-weight="normal"/>
    </style:style>
    <style:style style:name="P16" style:family="paragraph" style:parent-style-name="Standard" style:list-style-name="L1">
      <style:text-properties fo:font-variant="normal" fo:text-transform="none" fo:color="#262626" style:font-name="Univers 47 CondensedLight" fo:font-size="12pt" fo:letter-spacing="normal" fo:font-style="normal" fo:font-weight="normal"/>
    </style:style>
    <style:style style:name="P17" style:family="paragraph" style:parent-style-name="Standard">
      <style:text-properties style:font-name="Univers 47 CondensedLight"/>
    </style:style>
    <style:style style:name="P18" style:family="paragraph" style:parent-style-name="Standard" style:list-style-name="L5">
      <style:text-properties style:font-name="Univers 47 CondensedLight"/>
    </style:style>
    <style:style style:name="P19" style:family="paragraph" style:parent-style-name="Standard" style:list-style-name="L6">
      <style:text-properties style:font-name="Univers 47 CondensedLight"/>
    </style:style>
    <style:style style:name="P20" style:family="paragraph" style:parent-style-name="Standard">
      <style:paragraph-properties fo:text-align="center" style:justify-single-word="false"/>
    </style:style>
    <style:style style:name="P21" style:family="paragraph" style:parent-style-name="Heading_20_1">
      <style:paragraph-properties fo:text-align="center" style:justify-single-word="false"/>
      <style:text-properties style:font-name="Univers 47 CondensedLight"/>
    </style:style>
    <style:style style:name="T1" style:family="text">
      <style:text-properties style:font-name="Univers 47 CondensedLight"/>
    </style:style>
    <style:style style:name="T2" style:family="text">
      <style:text-properties fo:font-variant="normal" fo:text-transform="none" fo:color="#262626" style:font-name="Univers 47 CondensedLight" fo:font-size="12pt" fo:letter-spacing="normal" fo:font-style="normal" fo:font-weight="normal"/>
    </style:style>
    <style:style style:name="T3" style:family="text">
      <style:text-properties fo:font-variant="normal" fo:text-transform="none" fo:color="#262626" fo:font-size="12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as geschlechtergerechte Neutrum</text:h>
      <text:h text:style-name="Heading_20_2" text:outline-level="2">Ausgangslage</text:h>
      <text:p text:style-name="Standard"><text:span text:style-name="T1">Es gibt mittlerweile einen ganzen Strauß von Möglichkeiten unsere deutsche Sprache geschlechtergerecht zu gestalten. Die Gesellschaft für deutsche Sprache (GfdS) führt mittlerweile über 20 Varianten und Untervarianten auf (siehe </text:span><text:a xlink:type="simple" xlink:href="https://gfds.de/standpunkt-der-gfds-zu-einer-geschlechtergerechten-sprache/" text:style-name="Internet_20_link" text:visited-style-name="Visited_20_Internet_20_Link"><text:span text:style-name="T1">https://gfds.de/standpunkt-der-gfds-zu-einer-geschlechtergerechten-sprache/</text:span></text:a><text:span text:style-name="T1">). Derzeit scheint allerdings noch keine Form gefunden, die allgemein akzeptiert ist. Das Feld ist offen für neue, bessere Formen. Es existiert auch kein Gremium, welche eine Form für den Gebrauch als verbindlich festlegt. </text:span></text:p>
      <text:p text:style-name="Standard"><text:span text:style-name="T1">Wohl aber haben verschiedene Gremien einen Großteil dieser Möglichkeiten als nicht empfehlenswert beurteilt. Von der GfdS selbst werden nur folgende drei Varianten empfohlen: die Doppelnennung, die Schrägstrichlösung und Ersatzformen. </text:span><text:span text:style-name="T2">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ist aber die Sichtweise, es gebe nur zwei Geschlechter, obsolet geworden. So scheitern also auch die Empfehlungen der GfdS. Zwar wird bei Ersatzformen nicht versucht, alle Geschlechter explizit zu inkludieren, sondern unter Vermeidung des Bezugs auf Geschlechter darzustellen, dass das Geschlecht irrelevant ist (bsp.: Studierende). Nicht nur, dass manche Ersatzformen nicht sinnvoll gebildet werden können (bsp: Autor und Schriftsteller), es werden im Singular auch dann wieder nur zwei Geschlechter sichtbar:</text:span></text:p>
      <text:p text:style-name="P20"><text:span text:style-name="T2">der oder die Studierende</text:span></text:p>
      <text:p text:style-name="P4">Für die Beurteilung zieht die GfdS die Kriterien des Rates für deutsche Rechtschreibung (RfdR) heran, anhand derer die Eignung einer geschlechtergerechten Sprache gemessen werden kann (siehe <text:a xlink:type="simple" xlink:href="https://www.rechtschreibrat.com/DOX/rfdr_PM_2021-03-26_Geschlechtergerechte_Schreibung.pdf" text:style-name="Internet_20_link" text:visited-style-name="Visited_20_Internet_20_Link">https://www.rechtschreibrat.com/DOX/rfdr_PM_2021-03-26_Geschlechtergerechte_Schreibung.pdf</text:a>).</text:p>
      <text:p text:style-name="P4">Demnach sollte sie</text:p>
      <text:list xml:id="list2786515559037503210" text:style-name="L1">
        <text:list-item>
          <text:p text:style-name="P16">sachlich korrekt sein,</text:p>
        </text:list-item>
        <text:list-item>
          <text:p text:style-name="P16">verständlich und lesbar sein,</text:p>
        </text:list-item>
        <text:list-item>
          <text:p text:style-name="P16">vorlesbar sein (mit Blick auf die Altersentwicklung der Bevölkerung und die Tendenz in den Medien, Texte in vorlesbarer Form zur Verfügung zu stellen,</text:p>
        </text:list-item>
        <text:list-item>
          <text:p text:style-name="P16">Rechtssicherheit und Eindeutigkeit gewährleisten,</text:p>
        </text:list-item>
        <text:list-item>
          <text:p text:style-name="P16">übertragbar sein im Hinblick auf deutschsprachige Länder mit mehreren Amts-und Minderheitensprachen (Schweiz, Bozen-Südtirol, Ostbelgien; aber für regionale Amts- und Minderheitensprachen auch Österreich und Deutschland),</text:p>
        </text:list-item>
        <text:list-item>
          <text:p text:style-name="P16">für die Lesenden bzw. Hörenden die Möglichkeit zur Konzentration auf die wesentlichen Sachverhalte und Kerninformationen sicherstellen.</text:p>
        </text:list-item>
        <text:list-item>
          <text:p text:style-name="P16">Außerdem betont der Rat, dass geschlechtergerechte Schreibung nicht das Erlernen der geschriebenen deutschen Sprache erschweren darf (Lernbarkeit).</text:p>
        </text:list-item>
      </text:list>
      <text:p text:style-name="P1"><text:span text:style-name="T3">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hat. </text:span></text:p>
      <text:p text:style-name="P1">Es darf in der Diskussion nicht vergessen werden, dass es Gruppen in unserer Gesellschaft gibt, welche bei der <text:soft-page-break/>Diskussion um geschlechtergerechte Formulierungen berücksichtigt werden müssen. Ihre Teilhabe an gesellschaftlichen Prozessen darf bei einer Umgestaltung der Sprache nicht weiter in Mitleidenschaft gezogen werden. Solche Gruppen sind beispielsweise</text:p>
      <text:list xml:id="list5592801719440413762" text:style-name="L5">
        <text:list-item>
          <text:p text:style-name="P18">Menschen mit Schwierigkeiten bezüglich des Leseverständnisses, z.B. Dyslexie, LRS</text:p>
        </text:list-item>
        <text:list-item>
          <text:p text:style-name="P18">Menschen mit einer Beeinträchtigung des Hörapparats </text:p>
        </text:list-item>
        <text:list-item>
          <text:p text:style-name="P18">Menschen die Deutsch als Fremdsprache erst erlernen</text:p>
        </text:list-item>
        <text:list-item>
          <text:p text:style-name="P18">Menschen mit Sehbehinderung und blinde Menschen, diese sind auf Screenreader angewiesen, welche Texte am Computer in gesprochene Sprache umwandeln oder auf einer Braille-Zeile ausgeben.</text:p>
        </text:list-item>
      </text:list>
      <text:p text:style-name="P1">Vor diesem Hintergrund erhalten die Forderungen des RfdR nach V<text:span text:style-name="T3">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32710608070067460" text:style-name="L6">
        <text:list-item>
          <text:p text:style-name="P19"><text:span text:style-name="T3">Mitarbeiter_innen</text:span></text:p>
        </text:list-item>
        <text:list-item>
          <text:p text:style-name="P19"><text:span text:style-name="T3">Mitarbeiter/-innen</text:span></text:p>
        </text:list-item>
        <text:list-item>
          <text:p text:style-name="P19"><text:span text:style-name="T3">MitarbeiterInnen</text:span></text:p>
        </text:list-item>
        <text:list-item>
          <text:p text:style-name="P19"><text:span text:style-name="T3">Mitarbeiter*innen</text:span></text:p>
        </text:list-item>
        <text:list-item>
          <text:p text:style-name="P19"><text:span text:style-name="T3">Mitarbeiter:innen</text:span></text:p>
        </text:list-item>
      </text:list>
      <text:p text:style-name="P1"><text:span text:style-name="T3">ist nicht zu empfehlen. [sic]“ (</text:span><text:a xlink:type="simple" xlink:href="https://www.dbsv.org/gendern.html#gendern" text:style-name="Internet_20_link" text:visited-style-name="Visited_20_Internet_20_Link">https://www.dbsv.org/gendern.html#gendern</text:a><text:span text:style-name="T3">)</text:span></text:p>
      <text:p text:style-name="P1"><text:span text:style-name="T3">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und dass Veränderungen nicht Verschlechterungen gegenüber dessen Kriterien darstellen sollten. Somit scheint es empfehlenswert, Eingriffe sehr behutsam vorzunehmen. Die Fülle an gescheiterten Versuchen, die Sprache im Sinne der Geschlechtergerechtigkeit zu reglementieren, macht dies sehr deutlich. In der Folge wird gezeigt, wie eine simple und logische Vorgehensweise zu einem tragfähigen Ansatz bei minimalen Änderungen führt.</text:span></text:p>
      <text:h text:style-name="Heading_20_2" text:outline-level="2">Hinführung und Kernregeln</text:h>
      <text:p text:style-name="P1">Im Kern geht es bei der geschlechtergerechten Sprache um das generische Maskulinum, mit dem bislang sämtliche Geschlechter erfasst werden, was aber auch mit dem männlichen Geschlecht assoziiert wird. Es soll ersetzt werden. Wenn nun also das Maskulinum alle Geschlechter außer dem männlichen, das Femininum alle außer dem weiblichen ausschließt, bleibt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und das Geschwister zerschlagen. Diese Begriffe sind geschlechtslos und für jeden Menschen angebracht, ohne irgendein Geschlecht auszuschließen oder abzuwerten. </text:p>
      <text:p text:style-name="P1">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2">der Student, die Studentin</text:p>
      <text:p text:style-name="P1">Das geschlechtergerechte Neutrum kann in den meisten Fällen einfach gebildet werden, indem nicht die zwei Buchstaben „in“ die maskuline Form in die feminine Form überführt, sondern nur das „i“ verwendet wird, und <text:soft-page-break/>damit eine geschlechtergerechte Zwischenform entsteht:</text:p>
      <text:p text:style-name="P2">das Studenti</text:p>
      <text:p text:style-name="P1">Der Plural wird gebildet, wie im Deutschen für Wörter, die auf a, i, o oder u enden üblich, extrem simpel durch Anfügen eines „s“ gebildet. </text:p>
      <text:p text:style-name="P2">die Studentis</text:p>
      <text:p text:style-name="P3">Der Artikel „die“ für den Plural wird in der Regel nicht mit dem weiblichen Artikel verwechselt, weshalb kein Bedarf zu bestehend scheint, hier ein neues Konstrukt zu entwerfen.</text:p>
      <text:p text:style-name="P1">In manchen Fällen unterscheiden sich die maskuline und die feminine Form durch zusätzliche Umlaute:</text:p>
      <text:p text:style-name="P2">der Arzt, die Ärztin</text:p>
      <text:p text:style-name="P1">Hier kann sowohl aus der maskulinen Form Arzt abgeleitet, oder aus der weiblichen Form auf das geschlechtergerechte Neutrum zurückgeführt werden: </text:p>
      <text:p text:style-name="P2">das Arzti, das Ärzti </text:p>
      <text:p text:style-name="P1">sind gleichbedeutend und können wahlfrei verwendet werden, ebenso wie die Pluralformen </text:p>
      <text:p text:style-name="P2">die Arztis, die Ärztis | die Baueris, die Bäueris</text:p>
      <text:p text:style-name="P3">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2">der Vorsitzende, die Vorsitzende → <text:s/>das Vorsitzendi</text:p>
      <text:p text:style-name="P1"/>
      <text:p text:style-name="P1">Damit sind die Kernregeln für das geschlechtergerechte Neutrum bereits dargestellt. </text:p>
      <text:h text:style-name="Heading_20_2" text:outline-level="2">Vorangegangene Arbeiten</text:h>
      <text:h text:style-name="Heading_20_3" text:outline-level="3">Luise Pusch</text:h>
      <text:p text:style-name="Text_20_body"><text:span text:style-name="T1">Die Begründerin der feministischen Linguistik, Luise Pusch, entwickelte</text:span> bereits <text:span text:style-name="T1">1980 Vorschlag, der dem geschlechtergerechten Neutrum schon nahe kommt, nämlich die femininen Wortendungen abzuschaffen und das Neutrum zu nutzen. Hier ein Beispiel aus dem weiter unten genannten Artikel:</text:span></text:p>
      <text:p text:style-name="Text_20_body"><text:span text:style-name="T1">„</text:span>Barbara ist eine gute Student; ihre Professor ist sehr zufrieden mit ihr. Früher war sie übrigens Sekretär bei einer Architekt. Im Moment suchen wir noch ein zweites Gutachter für ihre Dissertation, am besten ein Dozent, das was von Hydrogeologie versteht.“</text:p>
      <text:p text:style-name="Text_20_body"><text:span text:style-name="T1">Luise Pusch schlug dann aber einen anderen Weg ein. In ihrem Artikel „Totale Feminisierung“ (erschienen in <text:s/>Frau ohne Herz: feministische Lesbenzeitschrift, 1987) schlug sie vor, nur noch das Femininum für weibliche und auch männliche Bezeichnungen zu verwenden. Dies als vorübergehende Maximalforderung, damit sich die Gesellschaft später auf einen Kompromiss einigt. Sie schrieb: „</text:span>Der Einwand, das Femininum könnte 'zu schade' sein, um damit Männer zu bezeichnen, ist ernstzunehmen“. (siehe <text:a xlink:type="simple" xlink:href="https://www.e-periodica.ch/cntmng?pid=les-002:1987:0::96" text:style-name="Internet_20_link" text:visited-style-name="Visited_20_Internet_20_Link">https://www.e-periodica.ch/cntmng?pid=les-002:1987:0::96</text:a>)</text:p>
      <text:p text:style-name="Text_20_body">Zum Gendersternchen hat Luise Pusch übrigens folgende Meinung: „Und das ist ein Fehler: Männer bekommen damit den Wortstamm und die Frauen wieder bloß die blöde Endung –innen.“ (siehe <text:a xlink:type="simple" xlink:href="https://www.genderleicht.de/luise-f-pusch-und-der-genderstern/" text:style-name="Internet_20_link" text:visited-style-name="Visited_20_Internet_20_Link">https://www.genderleicht.de/luise-f-pusch-und-der-genderstern/</text:a>)</text:p>
      <text:h text:style-name="Heading_20_3" text:outline-level="3"><text:soft-page-break/>Thomas Kronschläger</text:h>
      <text:p text:style-name="Text_20_body">Der Germanist und Sprachdidaktiker an der Technischen Universität Braunschweig treibt einen dem geschlechtergerechten Neutrum ähnlichen Ansatz voran: das Entgendern nach Phettberg. Dabei wird ebenso konsequent der neutrale Artikel verwendet, bei den Substantiven wird jedoch einfach nach dem Wortstamm ein „y“ angehängt und im Plural ein weiteres „s“:</text:p>
      <text:p text:style-name="P7">das Study, die Studys</text:p>
      <text:p text:style-name="P8">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2">Rates für deutsche Rechtschreibung nach Lesbarkeit und Vorlesbarkeit.</text:span></text:p>
      <text:p text:style-name="P8"><text:span text:style-name="T2">Vom Journalistinnenbund kommt aber weitere Kritik, wie die Sprecherin des Projektes „Genderleicht“ betont: „Die Entgendermethode nach Phettberg lässt keine Person mehr erkennen“. Durch die Reduktion auf den Wortstamm verschwindet das Geschlecht gänzlich, alle Geschlechter werden exkludiert. Das ist gerecht, geht aber „am Ziel vorbei“. (siehe </text:span><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text:span text:style-name="T2">). </text:span></text:p>
      <text:p text:style-name="P9">Erscheint der Unterschied zum geschlechtergerechten Neutrum vielleicht klein, so wird doch deutlich, dass Letzteres genau das Gewünschte erreicht: alle Geschlechter werden explizit inkludiert. Zudem ist es leichter gleichberechtigt aus der männlichen oder weiblichen Form im üblichen Sprachfluss abzuleiten, und es muss nicht erst der Wortstamm ermittelt werden.</text:p>
      <text:h text:style-name="Heading_20_2" text:outline-level="2">Prüfung</text:h>
      <text:p text:style-name="Text_20_body">Das geschlechtergerechte Neutrum soll in diesem Abschnitt gegen Beispiele aus der Literatur geprüft werden, die sich mit den Möglichkeiten und Probleme der geschlechtergerechten Sprache beschäftigen.</text:p>
      <text:h text:style-name="Heading_20_3" text:outline-level="3">Kubelik</text:h>
      <text:p text:style-name="P5">Der Sprachwissenschaftler Dr. Tomas Kubelik, Autor des Buches „genug gegendert“ übt scharfe Kritik an den bisherigen Formen der geschlechtergerechten Sprache.</text:p>
      <text:list xml:id="list1547201082644142553" text:style-name="L2">
        <text:list-item>
          <text:p text:style-name="P10">Mehrfachnennung<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2144424710849927424" text:style-name="L3">
        <text:list-item>
          <text:p text:style-name="P12"><text:span text:style-name="T1">Schrägstrichlösung<text:line-break/>Aus einem Deutschbuch für die Unterstufe: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11">Ersatzform Substantivierte Partizipien (aus GfdS, Quelle siehe oben)<text:line-break/>Anders als bei Student (Studierender), lassen sich oft keine Ersatzformen bilden, z.B. für Schüler, Kollege, Autor etc.<text:line-break/>→ <text:s/>Schüleri, Kollegi, Autori</text:p>
        </text:list-item>
        <text:list-item>
          <text:p text:style-name="P11"><text:soft-page-break/>Ersatzform Substantivierte Partizipien (aus Kubelik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11">„Es kamen zwei Polizisten zum Tatort“ lässt sich äußerst schwer geschlechtergerecht ausdrücken, wenn das Geschlecht der Personen unbekannt ist.<text:line-break/>→ „Es kamen zwei Polizistis zum Tatort“ </text:p>
        </text:list-item>
        <text:list-item>
          <text:p text:style-name="P11">Die Satzfolge „Die Müllers sind Mediziner. Ihre Kinder sind alle Ärzte geworden. Eltern sind generell wohl wichtige Ratgeber für ihre Kinder.“ in eine geschlechtergerechte Form nach GfdS-Empfehlung zu bringen, insbesondere unter Berücksichtigung der Möglichkeit, dass es sich bei den Eders um ein gemischtgeschlechtliches Elternpaar handeln könnte und sie vielleicht drei Kinder haben, deren Geschlecht nicht bekannt ist, soll als Übung dem geneigten Leseri überlassen werden.<text:line-break/>→ „Die Müllers sind Medizineris. Ihre Kinder sind alle Arztis geworden. Eltern sind generell wohl wichtige Ratgeberis für ihre Kinder.“ </text:p>
        </text:list-item>
        <text:list-item>
          <text:p text:style-name="P12"><text:span text:style-name="T1">„Leiten Sie meine Beschwerde sofort an den Koch weiter!“,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span></text:p>
        </text:list-item>
      </text:list>
      <text:h text:style-name="Heading_20_3" text:outline-level="3">Luise Pusch</text:h>
      <text:p text:style-name="Text_20_body">Beim oben bereits ausgeführten Beispiel ist bekannt, dass Bara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p>
      <text:p text:style-name="Text_20_body"><text:span text:style-name="T1">„</text:span>Barbara ist eine gute Studentin; ihre Professorin ist sehr zufrieden mit ihr. Früher war sie übrigens Sekretärin bei einer Architektin. Im Moment suchen wir noch ein zweites Gutachteri für ihre Dissertation, am besten ein Dozenti, das was von Hydrogeologie versteht.“</text:p>
      <text:p text:style-name="P5">Es wird sehr deutlich, dass das geschlechtergerechte Neutrum für alle Geschlechter beziehungsweise für die Irrelevanz des Geschlechtes steht. </text:p>
      <text:h text:style-name="Heading_20_2" text:outline-level="2">Fazit</text:h>
      <text:p text:style-name="Text_20_body">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text:soft-page-break/>kommt, dass der Sprachklang des Deutschen, häufig als sehr hart und humorlos wahrgenommen, aufgelockert und leichter wird. Es kommt ein Schweizer oder gar südländischer Einschlag dazu, der sympathisch wirkt. <text:span text:style-name="T1">. </text:span></text:p>
      <text:p text:style-name="P6">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6">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Text_20_body">In einem akademischen Umfeld muss das geschlechtergerechte Neutrum auf Akzeptanz stoßen. Wie auch bezüglich wissenschaftlicher Theorien, muss sich die einfachste Vorgehensweise durchsetzen, sofern mehrere gleichwertig erscheinende konkurrieren. Das geschlechtergerechte Neutrum zeigt sich aber nicht nur den meisten Vorgehensweisen deutlich überlegen, sondern ist auch eine äußerst simple, und stellt nur einen minimalinvasiven Eingriff in die Sprache dar. Bezüglich der Konkurrenzsituation ist selbstverständlich, dass Methoden, die bereits vom <text:span text:style-name="T2">Rat für deutsche Rechtschreibung oder von der Gesellschaft für die deutsche Sprache abgelehnt wurden, nicht weiter in Betracht gezogen werden sollten. Eine Alternative ist nicht in Sicht. Folglich</text:span> ist das geschlechtergerechte Neutrum für den Einsatz an Bildungseinrichtungen dringend zu empfehlen und wird von dort seinen Weg in die allgemeine deutsche Sprachkultur finden.</text:p>
      <text:h text:style-name="Heading_20_2" text:outline-level="2">Quellen</text:h>
      <text:list xml:id="list8859061800085852414" text:style-name="L4">
        <text:list-item>
          <text:p text:style-name="P13"><text:a xlink:type="simple" xlink:href="https://gfds.de/standpunkt-der-gfds-zu-einer-geschlechtergerechten-sprache/" text:style-name="Internet_20_link" text:visited-style-name="Visited_20_Internet_20_Link"><text:span text:style-name="T1">https://gfds.de/standpunkt-der-gfds-zu-einer-geschlechtergerechten-sprache/</text:span></text:a></text:p>
        </text:list-item>
        <text:list-item>
          <text:p text:style-name="P13"><text:a xlink:type="simple" xlink:href="https://www.rechtschreibrat.com/DOX/rfdr_PM_2021-03-26_Geschlechtergerechte_Schreibung.pdf" text:style-name="Internet_20_link" text:visited-style-name="Visited_20_Internet_20_Link"><text:span text:style-name="T2">https://www.rechtschreibrat.com/DOX/rfdr_PM_2021-03-26_Geschlechtergerechte_Schreibung.pdf</text:span></text:a></text:p>
        </text:list-item>
        <text:list-item>
          <text:p text:style-name="P13"><text:span text:style-name="T2">Luise Pusch, erschienen in Frau ohne Herz: feministische Lesbenzeitschrift, 1987 </text:span><text:a xlink:type="simple" xlink:href="https://www.e-periodica.ch/cntmng?pid=les-002:1987:0::96" text:style-name="Internet_20_link" text:visited-style-name="Visited_20_Internet_20_Link">https://www.e-periodica.ch/cntmng?pid=les-002:1987:0::96</text:a></text:p>
        </text:list-item>
        <text:list-item>
          <text:p text:style-name="P13"><text:span text:style-name="T2">Luise Pusch, </text:span><text:a xlink:type="simple" xlink:href="https://www.genderleicht.de/luise-f-pusch-und-der-genderstern/" text:style-name="Internet_20_link" text:visited-style-name="Visited_20_Internet_20_Link">https://www.genderleicht.de/luise-f-pusch-und-der-genderstern/</text:a></text:p>
        </text:list-item>
        <text:list-item>
          <text:p text:style-name="P14"><text:span text:style-name="T2">Christine Olderdissen, in Redaktionsnetzwerk Deutschland, 6.4.2021, </text:span><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text:span text:style-name="T2">). </text:span></text:p>
        </text:list-item>
        <text:list-item>
          <text:p text:style-name="P14"><text:span text:style-name="T2">Dr. Thomas Kubelik,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https://www.youtube.com/watch?v=Ri-kVYDTEAk</text:a></text:p>
        </text:list-item>
        <text:list-item>
          <text:p text:style-name="P15">Thomas Kubelik, „Genug Gegendert“, Projekte Verlag, 2015</text:p>
        </text:list-item>
        <text:list-item>
          <text:p text:style-name="P15">Thomas Kronschläg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text-properties style:font-name="Univers 47 CondensedLigh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2T15:22:10.48</dc:date>
    <dc:creator>Jirka Dell'Oro-Friedl</dc:creator>
    <meta:editing-duration>P4DT7H35M32S</meta:editing-duration>
    <meta:editing-cycles>44</meta:editing-cycles>
    <meta:generator>OpenOffice/4.1.5$Win32 OpenOffice.org_project/415m1$Build-9789</meta:generator>
    <meta:document-statistic meta:table-count="0" meta:image-count="0" meta:object-count="0" meta:page-count="6" meta:paragraph-count="87" meta:word-count="2429" meta:character-count="19062"/>
  </office:meta>
</office:document-meta>
</file>